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2.417cm" fo:min-width="5.215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2.417cm" fo:min-width="4.707cm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0.639cm" fo:min-width="2.675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2.417cm" fo:min-width="4.58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6cm"/>
    </style:style>
    <style:style style:name="gr7" style:family="graphic" style:parent-style-name="standard">
      <style:graphic-properties draw:stroke="none" svg:stroke-color="#000000" draw:fill="none" draw:fill-color="#ffffff" fo:min-height="0.459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center"/>
      <style:text-properties fo:color="#000000" fo:font-size="12pt" style:font-size-asian="12pt" style:font-size-complex="12pt"/>
    </style:style>
    <style:style style:name="P4" style:family="paragraph">
      <loext:graphic-properties draw:fill-color="#0000ff"/>
      <style:paragraph-properties fo:text-align="center"/>
      <style:text-properties fo:color="#000000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2.667cm" svg:x="10.869cm" svg:y="3.586cm">
          <text:p text:style-name="P1"><text:span text:style-name="T1">Daemon</text:span></text:p>
          <text:p text:style-name="P1"><text:span text:style-name="T2">Started at boot by systemd, </text:span></text:p>
          <text:p text:style-name="P1"><text:span text:style-name="T2">and with root permission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207cm" svg:height="2.667cm" svg:x="11.148cm" svg:y="9.644cm">
          <text:p text:style-name="P1"><text:span text:style-name="T1">Python</text:span></text:p>
          <text:p text:style-name="P1"><text:span text:style-name="T1">Binding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175cm" svg:height="0.889cm" svg:x="12.139cm" svg:y="7.531cm">
          <text:p text:style-name="P3"><text:span text:style-name="T3">Python Pyr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5.08cm" svg:height="2.667cm" svg:x="17.048cm" svg:y="14.354cm">
          <text:p text:style-name="P1"><text:span text:style-name="T1">SystemTry</text:span></text:p>
          <text:p text:style-name="P1"><text:span text:style-name="T1">Indic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207cm" svg:height="2.667cm" svg:x="5.318cm" svg:y="14.367cm">
          <text:p text:style-name="P1"><text:span text:style-name="T1">Default </text:span></text:p>
          <text:p text:style-name="P1"><text:span text:style-name="T1">Command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3.726cm" svg:y1="6.253cm" svg:x2="13.726cm" svg:y2="7.531cm" draw:start-shape="id1" draw:start-glue-point="2" draw:end-shape="id2" draw:end-glue-point="0" svg:d="M13726 6253v1278" svg:viewBox="0 0 1 1279">
          <text:p/>
        </draw:connector>
        <draw:connector draw:style-name="gr5" draw:text-style-name="P5" draw:layer="layout" svg:x1="13.751cm" svg:y1="12.311cm" svg:x2="7.921cm" svg:y2="14.367cm" draw:start-shape="id3" draw:start-glue-point="2" draw:end-shape="id4" draw:end-glue-point="0" svg:d="M13751 12311v1027h-5830v1029" svg:viewBox="0 0 5831 2057">
          <text:p/>
        </draw:connector>
        <draw:custom-shape draw:style-name="gr2" draw:text-style-name="P2" xml:id="id5" draw:id="id5" draw:layer="layout" svg:width="5.207cm" svg:height="2.667cm" svg:x="11.142cm" svg:y="14.308cm">
          <text:p text:style-name="P1"><text:span text:style-name="T1">Graphical</text:span></text:p>
          <text:p text:style-name="P1"><text:span text:style-name="T1">Interphas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3.751cm" svg:y1="12.311cm" svg:x2="13.745cm" svg:y2="14.308cm" draw:start-shape="id3" draw:start-glue-point="2" draw:end-shape="id5" svg:d="M13751 12311v998h-6v999" svg:viewBox="0 0 7 1998">
          <text:p/>
        </draw:connector>
        <draw:connector draw:style-name="gr5" draw:text-style-name="P5" draw:layer="layout" svg:x1="13.751cm" svg:y1="12.311cm" svg:x2="19.588cm" svg:y2="14.354cm" draw:start-shape="id3" draw:start-glue-point="2" draw:end-shape="id6" draw:end-glue-point="0" svg:d="M13751 12311v1021h5837v1022" svg:viewBox="0 0 5838 2044">
          <text:p/>
        </draw:connector>
        <draw:connector draw:style-name="gr5" draw:text-style-name="P5" draw:layer="layout" draw:type="line" svg:x1="13.726cm" svg:y1="8.42cm" svg:x2="13.751cm" svg:y2="9.644cm" draw:start-shape="id2" draw:start-glue-point="2" draw:end-shape="id3" draw:end-glue-point="0" svg:d="M13726 8420l25 1224" svg:viewBox="0 0 26 1225">
          <text:p/>
        </draw:connector>
        <draw:frame draw:style-name="gr6" draw:text-style-name="P7" draw:layer="layout" svg:width="9.271cm" svg:height="1.41cm" svg:x="9.836cm" svg:y="1.622cm">
          <draw:text-box>
            <text:p text:style-name="P6"><text:span text:style-name="T4">Gener</text:span><text:span text:style-name="T4">al </text:span><text:span text:style-name="T4">Diagra</text:span><text:span text:style-name="T4">m</text:span></text:p>
          </draw:text-box>
        </draw:frame>
        <draw:frame draw:style-name="gr7" draw:text-style-name="P8" draw:layer="layout" svg:width="11.906cm" svg:height="0.709cm" svg:x="5.064cm" svg:y="17.69cm">
          <draw:text-box>
            <text:p><text:span text:style-name="T5">© 2017 Rafael Senties Martinelli, released under a </text:span><text:span text:style-name="T5"><text:a xlink:href="https://creativecommons.org/licenses/by/4.0/" xlink:type="simple">CC BY 4.0 license</text:a></text:span><text:span text:style-name="T5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09:49:47.350562747</meta:creation-date>
    <dc:date>2017-05-01T10:14:26.307230611</dc:date>
    <meta:editing-duration>PT24M28S</meta:editing-duration>
    <meta:editing-cycles>26</meta:editing-cycles>
    <meta:generator>LibreOffice/5.3.2.2$Linux_X86_64 LibreOffice_project/30m0$Build-2</meta:generator>
    <meta:document-statistic meta:object-count="13"/>
  </office:meta>
</office:document-meta>
</file>